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8BBC215E675B78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Zig_20_Zag" style:repeat="repeat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fill="solid" draw:fill-color="#d4ea6b" draw:textarea-horizontal-align="justify" draw:textarea-vertical-align="middle" draw:auto-grow-height="false" fo:min-height="0.75cm" fo:min-width="0.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svg:stroke-width="0.05cm" svg:stroke-color="#ff4000" draw:marker-start-width="0.28cm" draw:marker-end-width="0.28cm" draw:fill="none" draw:textarea-horizontal-align="justify" draw:textarea-vertical-align="middle" draw:auto-grow-height="false" fo:min-height="2.226cm" fo:min-width="1.976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179cm"/>
      <style:paragraph-properties style:writing-mode="lr-tb"/>
    </style:style>
    <style:style style:name="gr7" style:family="graphic" style:parent-style-name="objectwithoutfill">
      <style:graphic-properties draw:marker-end="Groty_20_strzałek_20_1" draw:marker-end-width="0.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956cm"/>
      <style:paragraph-properties style:writing-mode="lr-tb"/>
    </style:style>
    <style:style style:name="P1" style:family="paragraph">
      <loext:graphic-properties draw:fill="bitmap" draw:fill-image-name="Zig_20_Zag" style:repeat="repeat"/>
      <style:paragraph-properties fo:text-align="center"/>
    </style:style>
    <style:style style:name="P2" style:family="paragraph">
      <style:paragraph-properties fo:text-align="center" style:writing-mode="lr-tb"/>
      <style:text-properties fo:font-size="6pt"/>
    </style:style>
    <style:style style:name="P3" style:family="paragraph">
      <loext:graphic-properties draw:fill="solid" draw:fill-color="#d4ea6b"/>
      <style:paragraph-properties fo:text-align="center" style:writing-mode="lr-tb"/>
      <style:text-properties fo:font-size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loext:opacity="0%" fo:font-size="9pt"/>
    </style:style>
    <style:style style:name="P8" style:family="paragraph">
      <loext:graphic-properties draw:fill="none" draw:fill-color="#ffffff"/>
    </style:style>
    <style:style style:name="T1" style:family="text">
      <style:text-properties fo:font-size="6pt"/>
    </style:style>
    <style:style style:name="T2" style:family="text">
      <style:text-properties fo:color="#ff0000" loext:opacity="100%" fo:font-size="6pt"/>
    </style:style>
    <style:style style:name="T3" style:family="text">
      <style:text-properties fo:color="#ff0000" loext:opacity="100%"/>
    </style:style>
    <style:style style:name="T4" style:family="text">
      <style:text-properties style:use-window-font-color="true" loext:opacity="0%"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1cm" svg:height="1cm" svg:x="6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7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1cm" svg:x="7cm" svg:y="6cm">
          <text:p text:style-name="P2"><text:span text:style-name="T1">wież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cm" svg:height="3.5cm" svg:x="5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cm" svg:height="1cm" svg:x="10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3.241cm" svg:height="0.962cm" svg:x="5.937cm" svg:y="5.038cm">
          <draw:text-box>
            <text:p><text:span text:style-name="T2">Obszar ostrzeliwania wieży</text:span><text:span text:style-name="T3"> </text:span></text:p>
          </draw:text-box>
        </draw:frame>
        <draw:frame draw:style-name="gr6" draw:text-style-name="P7" draw:layer="layout" svg:width="5.679cm" svg:height="0.607cm" svg:x="7.96cm" svg:y="3.75cm">
          <draw:text-box>
            <text:p><text:span text:style-name="T4">Kafelki drogi <text:s/>podlegające ostrzałowi</text:span></text:p>
          </draw:text-box>
        </draw:frame>
        <draw:line draw:style-name="gr7" draw:text-style-name="P4" draw:layer="layout" svg:x1="8.022cm" svg:y1="4.089cm" svg:x2="6.75cm" svg:y2="4.5cm">
          <text:p/>
        </draw:line>
        <draw:frame draw:style-name="gr8" draw:text-style-name="P8" draw:layer="layout" svg:width="13.456cm" svg:height="4.517cm" svg:x="6.25cm" svg:y="9cm">
          <draw:text-box>
            <text:p>Dodać Parametry:</text:p>
            <text:p>Klon 2 zamiast dzielić przez liczbę </text:p>
            <text:p>przeciwników podzielić przez ich poziom życia</text:p>
            <text:p>Liczbę wież, poprawić wyliczanie pustych pól,</text:p>
            <text:p>na których można postawić wieże</text:p>
            <text:p>Informację o dodaniu lub usunięciu wieży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Groty_20_strzałek_20_1" draw:display-name="Groty strzałek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6-11T23:06:41.857842355</meta:creation-date>
    <meta:editing-duration>PT16M16S</meta:editing-duration>
    <meta:editing-cycles>12</meta:editing-cycles>
    <meta:generator>LibreOffice/7.3.0.3$MacOSX_X86_64 LibreOffice_project/0f246aa12d0eee4a0f7adcefbf7c878fc2238db3</meta:generator>
    <dc:date>2023-06-15T15:50:49.113512959</dc:date>
    <meta:document-statistic meta:object-count="15"/>
  </office:meta>
</office:document-meta>
</file>